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indent="0.4916in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indent="0.4916in"/>
    </style:style>
  </office:automatic-styles>
  <office:body>
    <office:text text:use-soft-page-breaks="true">
      <text:p text:style-name="P1"><text:span text:style-name="T2">DESCHAUX</text:span><text:s/>Pierre-Honoré 42002721</text:p>
      <text:p text:style-name="P3">Compte rendu</text:p>
      <text:p text:style-name="Normal"/>
      <text:p text:style-name="P4">Traitement des données :</text:p>
      <text:p text:style-name="Normal">Je décide de partir avec un modèle basique assez logique avec des variables qui me semblent le plus logiquement expliquer le prix : ‘’postal_code’’ , ‘’property_type’’ et ‘’land_size’’.</text:p>
      <text:p text:style-name="P5">- Pour ‘’postal_code’’ : j’ai divisé par 1000 et arrondis les valeurs pour obtenir le numéro du département, à partir duquel la j’ai associé une valeur moyenne de l’immobilier par département (<text:a xlink:href="https://www.meilleursagents.com/prix-immobilier/" office:target-frame-name="_top" xlink:show="replace"><text:span text:style-name="Lienhypertexte">https://www.meilleursagents.com/prix-immobilier/</text:span></text:a>) dans une nouvelle variable : ‘’prix par m2’’. J’ai ensuite créé une nouvelle variable ‘’prix_size’’ qui est la multiplication de ‘’prix par m2’’ et ‘’size’’  . Pour être plus précis, on aurait pu encoder par rapport à la commune, mais cela aurait été beaucoup plus long.<text:s/></text:p>
      <text:p text:style-name="P6">- Pour Property_type, je l’ai encodé en prenant pour chaque type de propriété son prix médian dans une nouvelle variable : ‘’price_prop’’</text:p>
      <text:p text:style-name="P7">- Pour ‘’land_size’’ on a remplacé les valeurs manquantes par des 0</text:p>
      <text:p text:style-name="P8">Régression :</text:p>
      <text:p text:style-name="Normal">J’ai utilisé comme régression le eXtreme Gradient Boosting : L'idée principale de cet apprentissage est d'entraîner plusieurs modèles et de les combiner pour corriger les erreurs à chaque itération afin d'obtenir le modèle d'ensemble le plus performant possible. Par conséquent, le résultat de la prédiction est une série de prédictions d'arbre de décision.</text:p>
      <text:p text:style-name="Normal"/>
      <text:p text:style-name="P9">Améliorations :</text:p>
      <text:p text:style-name="Normal">Notre régression fonctionne bien, mais le score qui est aux alentours de 50 ne suffit pas, j’ai alors cherché des points d’améliorations :<text:s/></text:p>
      <text:p text:style-name="P10">- Ajout de variables : Après plusieurs tests, les variables qui ont eu un impact significatif et qui ont été rajoutées au modèle sont ‘’nb_room’’, ‘’ approximate_latitude’’ et <text:s/>‘’approximate_longitude’’. Pour les valeurs manquantes de ces variables, on les a remplacé par les valeurs médianes.</text:p>
      <text:p text:style-name="Normal"><text:tab/>- Optimisation des hyperparamètres : on modifiant quelques paramètres on a réduis de quelque points le score , le modèle retenu est : xgb.XGBRegressor(objective ='reg:linear', colsample_bytree = 1, learning_rate = 0.4, max_depth = 20, alpha = 0.0001, n_estimators = 30)</text:p>
      <text:p text:style-name="Normal"><text:tab/>- Apprentissage avec les résultats : les résultats sont assez bon, j’ai décidé de rajouter dans mon X_train les 9339 valeurs de mon X_test avec ma prédiction de prix. J’ai créé une boucle qui me permet de faire plusieurs itérations à la suite. Les tests ont montré que cette méthode améliorait le score. Au bout d’une dizaine d’itération, le score a stagné, j’ai récupéré alors mes résultats finaux ayant le score de 37,3849.<text:line-break/>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sw" style:display-name="sw" style:family="text" style:parent-style-name="Policepardéfau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rre-Honore Deschaux</meta:initial-creator>
    <dc:creator>Pierre-Honore Deschaux</dc:creator>
    <meta:creation-date>2022-12-11T10:27:00Z</meta:creation-date>
    <dc:date>2023-02-12T21:03:00Z</dc:date>
    <meta:template xlink:href="Normal" xlink:type="simple"/>
    <meta:editing-cycles>2</meta:editing-cycles>
    <meta:editing-duration>PT0S</meta:editing-duration>
    <meta:document-statistic meta:page-count="1" meta:paragraph-count="5" meta:word-count="395" meta:character-count="2563" meta:row-count="18" meta:non-whitespace-character-count="2173"/>
  </office:meta>
</office:document-meta>
</file>